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text:p/>
          </table:table-cell>
          <table:table-cell table:style-name="ce166" table:formula="of:=IF([.A23];-1;IF([.G23]&lt;&gt;[.H23];0;1))" office:value-type="float" office:value="0">
            <text:p>FAIL (0)</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text:p/>
          </table:table-cell>
          <table:table-cell table:style-name="ce166" table:formula="of:=IF([.A24];-1;IF([.G24]&lt;&gt;[.H24];0;1))" office:value-type="float" office:value="0">
            <text:p>FAIL (0)</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text:p/>
          </table:table-cell>
          <table:table-cell table:style-name="ce166" table:formula="of:=IF([.A25];-1;IF([.G25]&lt;&gt;[.H25];0;1))" office:value-type="float" office:value="0">
            <text:p>FAIL (0)</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text:p/>
          </table:table-cell>
          <table:table-cell table:style-name="ce166" table:formula="of:=IF([.A26];-1;IF([.G26]&lt;&gt;[.H26];0;1))" office:value-type="float" office:value="0">
            <text:p>FAIL (0)</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60" table:formula="of:=TESTSTAT(&quot;time&quot;; [.B46])">
            <text:p/>
          </table:table-cell>
          <table:table-cell table:style-name="ce162" table:formula="of:=TESTSTAT(&quot;count&quot;; [.B46])">
            <text:p/>
          </table:table-cell>
          <table:table-cell table:style-name="ce164" table:formula="of:=[.E46]/[.D46]" office:value-type="float" office:value="0">
            <text:p>#DIV/0!</text:p>
          </table:table-cell>
          <table:table-cell table:number-columns-repeated="2"/>
          <table:table-cell table:style-name="ce166"/>
          <table:table-cell/>
        </table:table-row>
        <table:table-row table:style-name="ro6">
          <table:table-cell/>
          <table:table-cell table:formula="of:=TEST_PARSER(&quot;multiplicity&quot;)">
            <text:p/>
          </table:table-cell>
          <table:table-cell table:formula="of:=TESTSTAT(&quot;name&quot;; [.B47])">
            <text:p/>
          </table:table-cell>
          <table:table-cell table:style-name="ce160" table:formula="of:=TESTSTAT(&quot;time&quot;; [.B47])">
            <text:p/>
          </table:table-cell>
          <table:table-cell table:style-name="ce162" table:formula="of:=TESTSTAT(&quot;count&quot;; [.B47])">
            <text:p/>
          </table:table-cell>
          <table:table-cell table:style-name="ce164" table:formula="of:=[.E47]/[.D47]" office:value-type="float" office:value="0">
            <text:p>#DIV/0!</text:p>
          </table:table-cell>
          <table:table-cell table:number-columns-repeated="4"/>
        </table:table-row>
        <table:table-row table:style-name="ro6">
          <table:table-cell/>
          <table:table-cell table:formula="of:=TEST_PARSER(&quot;basic&quot;)">
            <text:p/>
          </table:table-cell>
          <table:table-cell table:formula="of:=TESTSTAT(&quot;name&quot;; [.B48])">
            <text:p/>
          </table:table-cell>
          <table:table-cell table:style-name="ce160" table:formula="of:=TESTSTAT(&quot;time&quot;; [.B48])">
            <text:p/>
          </table:table-cell>
          <table:table-cell table:style-name="ce162" table:formula="of:=TESTSTAT(&quot;count&quot;; [.B48])">
            <text:p/>
          </table:table-cell>
          <table:table-cell table:style-name="ce164" table:formula="of:=[.E48]/[.D48]" office:value-type="float" office:value="0">
            <text:p>#DIV/0!</text:p>
          </table:table-cell>
          <table:table-cell table:number-columns-repeated="4"/>
        </table:table-row>
        <table:table-row table:style-name="ro6">
          <table:table-cell/>
          <table:table-cell table:formula="of:=TEST_PARSER(&quot;special&quot;)">
            <text:p/>
          </table:table-cell>
          <table:table-cell table:formula="of:=TESTSTAT(&quot;name&quot;; [.B49])">
            <text:p/>
          </table:table-cell>
          <table:table-cell table:style-name="ce160" table:formula="of:=TESTSTAT(&quot;time&quot;; [.B49])">
            <text:p/>
          </table:table-cell>
          <table:table-cell table:style-name="ce162" table:formula="of:=TESTSTAT(&quot;count&quot;; [.B49])">
            <text:p/>
          </table:table-cell>
          <table:table-cell table:style-name="ce164" table:formula="of:=[.E49]/[.D49]" office:value-type="float" office:value="0">
            <text:p>#DIV/0!</text:p>
          </table:table-cell>
          <table:table-cell table:number-columns-repeated="4"/>
        </table:table-row>
        <table:table-row table:style-name="ro6">
          <table:table-cell/>
          <table:table-cell table:formula="of:=TEST_PARSER(&quot;numbers&quot;)">
            <text:p/>
          </table:table-cell>
          <table:table-cell table:formula="of:=TESTSTAT(&quot;name&quot;; [.B50])">
            <text:p/>
          </table:table-cell>
          <table:table-cell table:style-name="ce160" table:formula="of:=TESTSTAT(&quot;time&quot;; [.B50])">
            <text:p/>
          </table:table-cell>
          <table:table-cell table:style-name="ce162" table:formula="of:=TESTSTAT(&quot;count&quot;; [.B50])">
            <text:p/>
          </table:table-cell>
          <table:table-cell table:style-name="ce164" table:formula="of:=[.E50]/[.D50]" office:value-type="float" office:value="0">
            <text:p>#DIV/0!</text:p>
          </table:table-cell>
          <table:table-cell table:number-columns-repeated="4"/>
        </table:table-row>
        <table:table-row table:style-name="ro6">
          <table:table-cell/>
          <table:table-cell table:formula="of:=TEST_PARSER(&quot;types&quot;)">
            <text:p/>
          </table:table-cell>
          <table:table-cell table:formula="of:=TESTSTAT(&quot;name&quot;; [.B51])">
            <text:p/>
          </table:table-cell>
          <table:table-cell table:style-name="ce160" table:formula="of:=TESTSTAT(&quot;time&quot;; [.B51])">
            <text:p/>
          </table:table-cell>
          <table:table-cell table:style-name="ce162" table:formula="of:=TESTSTAT(&quot;count&quot;; [.B51])">
            <text:p/>
          </table:table-cell>
          <table:table-cell table:style-name="ce164" table:formula="of:=[.E51]/[.D51]" office:value-type="float" office:value="0">
            <text:p>#DIV/0!</text:p>
          </table:table-cell>
          <table:table-cell table:number-columns-repeated="4"/>
        </table:table-row>
        <table:table-row table:style-name="ro6">
          <table:table-cell table:number-columns-repeated="3"/>
          <table:table-cell table:style-name="ce161" table:formula="of:=SUM([.D46:.D51])" office:value-type="float" office:value="0">
            <text:p>0,0 sec</text:p>
          </table:table-cell>
          <table:table-cell table:style-name="ce163" table:formula="of:=SUM([.E46:.E51])" office:value-type="float" office:value="0">
            <text:p>0</text:p>
          </table:table-cell>
          <table:table-cell table:style-name="ce165" table:formula="of:=[.E52]/[.D52]" office:value-type="float" office:value="0">
            <text:p>#DIV/0!</text:p>
          </table:table-cell>
          <table:table-cell table:number-columns-repeated="4"/>
        </table:table-row>
        <table:table-row table:style-name="ro6">
          <table:table-cell table:number-columns-repeated="10"/>
        </table:table-row>
        <table:table-row table:style-name="ro6">
          <table:table-cell/>
          <table:table-cell table:formula="of:=TEST_PARSER(&quot;all&quot;)">
            <text:p/>
          </table:table-cell>
          <table:table-cell table:formula="of:=TESTSTAT(&quot;name&quot;; [.B54])">
            <text:p/>
          </table:table-cell>
          <table:table-cell table:style-name="ce160" table:formula="of:=TESTSTAT(&quot;time&quot;; [.B54])">
            <text:p/>
          </table:table-cell>
          <table:table-cell table:style-name="ce162" table:formula="of:=TESTSTAT(&quot;count&quot;; [.B54])">
            <text:p/>
          </table:table-cell>
          <table:table-cell table:style-name="ce164" table:formula="of:=[.E54]/[.D54]" office:value-type="float" office:value="0">
            <text:p>#DIV/0!</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text:p/>
          </table:table-cell>
          <table:table-cell table:number-columns-repeated="8"/>
        </table:table-row>
        <table:table-row table:style-name="ro11">
          <table:table-cell table:style-name="ce153" office:value-type="string">
            <text:p>pDecDigit</text:p>
          </table:table-cell>
          <table:table-cell table:style-name="ce153" table:formula="of:=TPARSER_TOSTRING([.A62])">
            <text:p/>
          </table:table-cell>
          <table:table-cell table:number-columns-repeated="8"/>
        </table:table-row>
        <table:table-row table:style-name="ro12">
          <table:table-cell table:style-name="ce153" office:value-type="string">
            <text:p>pHexLit</text:p>
          </table:table-cell>
          <table:table-cell table:style-name="ce153" table:formula="of:=TPARSER_TOSTRING([.A63])">
            <text:p/>
          </table:table-cell>
          <table:table-cell table:number-columns-repeated="8"/>
        </table:table-row>
        <table:table-row table:style-name="ro13">
          <table:table-cell table:style-name="ce153" office:value-type="string">
            <text:p>pTypeExpr</text:p>
          </table:table-cell>
          <table:table-cell table:style-name="ce153" table:formula="of:=TPARSER_TOSTRING([.A64])">
            <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8">08.06.2017</text:date>, <text:time>13:29:2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8T13:29:22.26</dc:date>
    <meta:editing-duration>P173DT9H45M49S</meta:editing-duration>
    <meta:editing-cycles>79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 out = Tp.List_Nil.x :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oFn) Then 
		oFn = Fn.isNil
		cNil  = Tp.List_Nil
		cCons = Tp.List_Cons
	End If
	If isMissing(xs) Then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Dim c : c = _ctor(x) ' DON'T dot-access members in here!
	out = field(DataCtor_typeCtor, c)
	c = _ctor(c) ' .ctor of x's .ctor
	If Not(DataValue_same(c, Tp.DataCtor)) Then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_destructure(c As Object, i As Integer, Optional v As Variant)
	Dim out
	If isMissing(v) Then
		out = apply(Fn.destructure, c, i)
	Else
		On Local Error Goto _destructure_error
		If DataValue_same(_ctor(v), c) Then
			out = field(i, v)
		Else
_destructure_error:
			Dim tExp : tExp = field(DataCtor_typeCtor, c)
			Dim r, i : r = field(DataTypeCtor_arity, tExp)
			For i = 0 To r - 1
				tExp = TypeApp(tExp, TypeParam(i))
			Next i
			If hasType(v, tExp) Then
				' wrong data ctor
				croak("destructure: expected " &amp; field(DataCtor_name, c) &amp; " - got " &amp; ctorName(v))
			Else
				Dim tAct : tAct = typeOf(v)
				' wrong type
				croak("destructure: expected " &amp; tExp.str &amp; " - got " &amp; tAct.str)
			End If
		End If
	End If
	_destructure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Variant, r As Integer, tcStr As String
		tcCtor = ctorOf(tc)
		If isEmpty(tcCtor) Then
			Goto TypeApp_invalid_1st_arg
		ElseIf DataValue_same(tcCtor, DataTypeCtor) Then
			' has it arity &gt; 0 ?
			r = field(DataTypeCtor_arity, tc)
			If r &lt; 1 Then
				Goto TypeApp_invalid_1st_arg
			End If
			tcStr = field(DataTypeCtor_name, tc)
		ElseIf DataValue_same(tcCtor, cApp) Then
			' TODO: TypeApp.str/typeCtor - has it arity &gt; 1 ?
			tcStr = tc.str
		Else
			Goto TypeApp_invalid_1st_arg
		End If
		
		' ta must be a "complete" type,
		' ie: a DataTypeCtor with arity = 0
		'  or a TypeApp
		'  or a TypeParam
		'  or a native type (Native_Str, Native_Int, ...)
		If Not(isType(ta)) Then ' ensures all the above
			Goto TypeApp_invalid_2nd_arg
		Else
			Dim taCtor As Object, taStr As String
			taCtor = ctorOf(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cDataTypeCtor As Object, cApp As Object
	Dim out As Variant
	If isMissing(t) Then
		If isNull(oFn) Then : oFn = Fn.hasType : End If
		If isMissing(v) Then	: out = oFn
		Else					: out = apply1(oFn, v)
		End If
	ElseIf isType(t) Then
		If isNull(tcType) Then
			tcType = Tp.TType
			cDataTypeCtor = Tp.DataTypeCtor
			cApp = Tp.TType_App
		End If
		If DataValue_same(t, tcType) Then
			out = isType(v)
		Else
			out = False
			Dim tv As Object
			tv = typeOf(v)
			If DataValue_same(tv, t) Then
				out = True
			ElseIf isCtorOf(cDataTypeCtor, tv) Then
				Dim r As Integer
				r = field(DataTypeCtor_arity, tv)
				If (r &gt; 0) And (isCtorOf(cApp, t)) Then
					out = DataValue_same(tv, field(0, t))
					' TODO: test type arg
				Else
					' TODO: subtype relation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c.x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field(DataTypeCtor_arity, t) = 0)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_tyname(o As Object)
	_tyname = o.tyname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vApp = TypeApp(TList(nInt), nStr)
	
	' TODO: make convenience fn TypeApp return a TFn on 0 args
	'assertThrows(TypeApp, Array(vInt, tcList))
	
	
	'--- apply data ctor DataTypeCtor
	Dim tcUnit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Fals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Fals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	
	
	assertEqual(hasType(nil,			TList(a)),		True).x
	assertEqual(hasType(nil,			TList(nInt)),	True).x
	assertEqual(hasType(nil,			TList(nStr)),	True).x
	assertEqual(hasType(nil,			TList(nVar)),	True).x
	
	assertEqual(hasType(List(1),		TList(a)),		True).x
	assertEqual(hasType(List(1),		TList(nInt)),	True).x
	
	' NYI
	'assertEqual(hasType(List(1),		TList(nStr)),	False).x
	'assertEqual(hasType(List(1),		TList(nVar)),	False).x

	' NYI
	'assertEqual(hasType(3, TypeParam(0)), True).x
	' NYI
	'assertEqual(hasType(3, TList(nStr)), False).x


	' depending on isSubtypeOf
	
	assertEqual(hasType(TDataCtor,		TType), True).x
	assertEqual(hasType(TDataTypeCtor,	TType), True).x
	assertEqual(hasType(TList,			TType), Fals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